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1fd0c7"/>
    </style:style>
    <style:style style:name="P7" style:family="paragraph" style:parent-style-name="Table_20_Contents">
      <style:text-properties officeooo:rsid="001b7205" officeooo:paragraph-rsid="0030e55d"/>
    </style:style>
    <style:style style:name="P8" style:family="paragraph" style:parent-style-name="Table_20_Contents">
      <style:text-properties officeooo:rsid="001b7205" officeooo:paragraph-rsid="00318710"/>
    </style:style>
    <style:style style:name="P9" style:family="paragraph" style:parent-style-name="Table_20_Contents">
      <style:text-properties officeooo:rsid="001c2620" officeooo:paragraph-rsid="001c2620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rsid="002da218" officeooo:paragraph-rsid="002f5eb3"/>
    </style:style>
    <style:style style:name="P14" style:family="paragraph" style:parent-style-name="Table_20_Contents">
      <style:text-properties officeooo:paragraph-rsid="002f2d42"/>
    </style:style>
    <style:style style:name="P15" style:family="paragraph" style:parent-style-name="Table_20_Contents">
      <style:text-properties officeooo:paragraph-rsid="0030e55d"/>
    </style:style>
    <style:style style:name="P16" style:family="paragraph" style:parent-style-name="Standard">
      <style:paragraph-properties fo:line-height="100%"/>
      <style:text-properties fo:font-size="8pt" fo:font-weight="bold" officeooo:paragraph-rsid="0031975f" style:font-size-asian="8pt" style:font-weight-asian="bold" style:font-size-complex="8pt"/>
    </style:style>
    <style:style style:name="P17" style:family="paragraph" style:parent-style-name="Standard">
      <style:text-properties officeooo:paragraph-rsid="0031975f"/>
    </style:style>
    <style:style style:name="P18" style:family="paragraph" style:parent-style-name="Standard">
      <style:text-properties officeooo:paragraph-rsid="003b514c"/>
    </style:style>
    <style:style style:name="P19" style:family="paragraph" style:parent-style-name="Table_20_Contents">
      <style:text-properties officeooo:rsid="001b7205" officeooo:paragraph-rsid="00360f01"/>
    </style:style>
    <style:style style:name="P20" style:family="paragraph" style:parent-style-name="Table_20_Contents">
      <style:text-properties officeooo:rsid="001b7205" officeooo:paragraph-rsid="00375d87"/>
    </style:style>
    <style:style style:name="P21" style:family="paragraph" style:parent-style-name="Table_20_Contents">
      <style:text-properties officeooo:rsid="001b7205" officeooo:paragraph-rsid="001b7205"/>
    </style:style>
    <style:style style:name="P22" style:family="paragraph" style:parent-style-name="Table_20_Contents">
      <style:text-properties officeooo:rsid="001b7205" officeooo:paragraph-rsid="003a0412"/>
    </style:style>
    <style:style style:name="P23" style:family="paragraph" style:parent-style-name="Table_20_Contents">
      <style:text-properties officeooo:rsid="001b7205" officeooo:paragraph-rsid="00318710"/>
    </style:style>
    <style:style style:name="P24" style:family="paragraph" style:parent-style-name="Table_20_Contents">
      <style:text-properties officeooo:rsid="001b7205" officeooo:paragraph-rsid="003b514c"/>
    </style:style>
    <style:style style:name="P25" style:family="paragraph" style:parent-style-name="Table_20_Contents">
      <style:text-properties officeooo:paragraph-rsid="001b7205"/>
    </style:style>
    <style:style style:name="P26" style:family="paragraph" style:parent-style-name="Table_20_Contents">
      <style:text-properties officeooo:paragraph-rsid="00375d87"/>
    </style:style>
    <style:style style:name="P27" style:family="paragraph" style:parent-style-name="Table_20_Contents">
      <style:text-properties officeooo:rsid="001c2620" officeooo:paragraph-rsid="001c2620"/>
    </style:style>
    <style:style style:name="P28" style:family="paragraph" style:parent-style-name="Table_20_Contents">
      <style:text-properties officeooo:rsid="001c2620" officeooo:paragraph-rsid="003b514c"/>
    </style:style>
    <style:style style:name="P29" style:family="paragraph" style:parent-style-name="Table_20_Contents">
      <style:text-properties officeooo:paragraph-rsid="003ca6c9"/>
    </style:style>
    <style:style style:name="P30" style:family="paragraph" style:parent-style-name="Table_20_Contents">
      <style:text-properties officeooo:paragraph-rsid="003ed3a5"/>
    </style:style>
    <style:style style:name="P31" style:family="paragraph" style:parent-style-name="Table_20_Contents">
      <style:text-properties officeooo:rsid="002da218" officeooo:paragraph-rsid="002f5eb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42991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officeooo:rsid="0028633e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officeooo:rsid="002f2d42"/>
    </style:style>
    <style:style style:name="T14" style:family="text">
      <style:text-properties officeooo:rsid="002f5eb3"/>
    </style:style>
    <style:style style:name="T15" style:family="text">
      <style:text-properties officeooo:rsid="0030e55d"/>
    </style:style>
    <style:style style:name="T16" style:family="text">
      <style:text-properties officeooo:rsid="00318710"/>
    </style:style>
    <style:style style:name="T17" style:family="text">
      <style:text-properties officeooo:rsid="00360f01"/>
    </style:style>
    <style:style style:name="T18" style:family="text">
      <style:text-properties officeooo:rsid="00375d87"/>
    </style:style>
    <style:style style:name="T19" style:family="text">
      <style:text-properties officeooo:rsid="003a0412"/>
    </style:style>
    <style:style style:name="T20" style:family="text">
      <style:text-properties officeooo:rsid="003ca6c9"/>
    </style:style>
    <style:style style:name="T21" style:family="text">
      <style:text-properties officeooo:rsid="003ed3a5"/>
    </style:style>
    <style:style style:name="T2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7"><text:span text:style-name="T2">Docente:<text:tab/><text:tab/>Bruce D. Marron</text:span></text:p>
      <text:p text:style-name="P17"><text:span text:style-name="T2">Ciclo: <text:tab/><text:tab/><text:tab/>25-2</text:span></text:p>
      <text:p text:style-name="P17"><text:span text:style-name="T1">Materia: <text:tab/><text:tab/></text:span><text:span text:style-name="T2">Terminología Especializada en Mercadotécnica y Diseño</text:span></text:p>
      <text:p text:style-name="P17"><text:span text:style-name="T2">Curso:<text:tab/><text:tab/><text:tab/>IT0942</text:span></text:p>
      <text:p text:style-name="P17"><text:span text:style-name="T1">Licenciatura: <text:tab/>I</text:span><text:span text:style-name="T2">nterpretación y Traducción</text:span></text:p>
      <text:p text:style-name="P17"><text:span text:style-name="T1">Horario:<text:tab/><text:tab/>Miércoles 18:00 – 21:00</text:span></text:p>
      <text:p text:style-name="P17"><text:span text:style-name="T1">Grupo:<text:tab/><text:tab/>9A</text:span></text:p>
      <text:p text:style-name="P16"/>
      <text:p text:style-name="Standard"/>
      <text:p text:style-name="P11"><text:span text:style-name="Strong_20_Emphasis"><text:span text:style-name="T11">Exam 1</text:span></text:span><text:span text:style-name="Strong_20_Emphasis"><text:span text:style-name="T12"> 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4">42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:</text:span></text:span></text:p>
                  <text:p text:style-name="P2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2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20"><text:span text:style-name="Strong_20_Emphasis"><text:span text:style-name="T18">(</text:span></text:span><text:span text:style-name="Strong_20_Emphasis"><text:span text:style-name="T17">Ellis et al. Ch. 1</text:span></text:span><text:span text:style-name="Strong_20_Emphasis"><text:span text:style-name="T18">)</text:span></text:span></text:p>
                </table:table-cell>
                <table:table-cell table:style-name="Table1.A1" office:value-type="string">
                  <text:p text:style-name="P19"><text:span text:style-name="T6">Two </text:span><text:span text:style-name="T7">responses </text:span><text:span text:style-name="T6">are provided: </text:span><text:span text:style-name="T7">an account/</text:span><text:span text:style-name="T17">summary of Ellis et al. Ch. 1 "Intro.</text:span></text:p>
                  <text:p text:style-name="P19">History of Marketing Theory and Practice” and <text:span text:style-name="T7">an account/</text:span><text:span text:style-name="T17">critique</text:span><text:span text:style-name="T7"> of <text:s/></text:span><text:span text:style-name="T17">Ellis et al. Ch. 1</text:span></text:p>
                  <text:p text:style-name="P3"/>
                </table:table-cell>
                <table:table-cell table:style-name="Table1.A1" office:value-type="string">
                  <text:p text:style-name="P3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7">Task 2:</text:span></text:span></text:p>
                  <text:p text:style-name="P26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26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26"><text:span text:style-name="Strong_20_Emphasis"><text:span text:style-name="T18">(Konrod </text:span></text:span><text:span text:style-name="Strong_20_Emphasis"><text:span text:style-name="T19">paper</text:span></text:span><text:span text:style-name="Strong_20_Emphasis"><text:span text:style-name="T18">)</text:span></text:span></text:p>
                </table:table-cell>
                <table:table-cell table:style-name="Table1.A1" office:value-type="string">
                  <text:p text:style-name="P20"><text:span text:style-name="T6">Two </text:span><text:span text:style-name="T7">responses </text:span><text:span text:style-name="T6">are provided: </text:span><text:span text:style-name="T7">an account/</text:span><text:span text:style-name="T17">summary of </text:span><text:span text:style-name="T18">excerpts from </text:span><text:span text:style-name="T17"><text:s/></text:span><text:span text:style-name="T18">Konrod</text:span><text:span text:style-name="T17"> "Language</text:span></text:p>
                  <text:p text:style-name="P20">Research in Marketing". and <text:span text:style-name="T7">an account/</text:span><text:span text:style-name="T17">critique</text:span><text:span text:style-name="T7"> of </text:span><text:span text:style-name="T18">the excerpts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8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8"/>
                  <text:p text:style-name="P8"/>
                  <text:p text:style-name="P8"/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"><text:span text:style-name="Strong_20_Emphasis"><text:span text:style-name="T5">Task </text:span></text:span><text:span text:style-name="Strong_20_Emphasis"><text:span text:style-name="T20">3</text:span></text:span><text:span text:style-name="Strong_20_Emphasis"><text:span text:style-name="T5">:</text:span></text:span></text:p>
                  <text:p text:style-name="P2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2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20"><text:span text:style-name="Strong_20_Emphasis"><text:span text:style-name="T18">(</text:span></text:span><text:span text:style-name="Strong_20_Emphasis"><text:span text:style-name="T17">Ellis et al. Ch. </text:span></text:span><text:span text:style-name="Strong_20_Emphasis"><text:span text:style-name="T19">3</text:span></text:span><text:span text:style-name="Strong_20_Emphasis"><text:span text:style-name="T18">)</text:span></text:span></text:p>
                </table:table-cell>
                <table:table-cell table:style-name="Table1.A1" office:value-type="string">
                  <text:p text:style-name="P22"><text:span text:style-name="T6">Two </text:span><text:span text:style-name="T7">responses </text:span><text:span text:style-name="T6">are provided: </text:span><text:span text:style-name="T7">an account/</text:span><text:span text:style-name="T17">summary of </text:span><text:span text:style-name="T19">excerpts from </text:span><text:span text:style-name="T17">Ellis et al. Ch. </text:span><text:span text:style-name="T19">3</text:span><text:span text:style-name="T17"> "What’s the</text:span></text:p>
                  <text:p text:style-name="P22">Story? Analysing Marketing Discourse” and <text:span text:style-name="T7">an account/</text:span><text:span text:style-name="T17">critique</text:span><text:span text:style-name="T7"> of </text:span><text:span text:style-name="T19">excerpts</text:span><text:span text:style-name="T7"> </text:span><text:span text:style-name="T17">Ellis et al. Ch. </text:span><text:span text:style-name="T19">3</text:span></text:p>
                  <text:p text:style-name="P3"/>
                </table:table-cell>
                <table:table-cell table:style-name="Table1.A1" office:value-type="string">
                  <text:p text:style-name="P8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8"/>
                  <text:p text:style-name="P8"/>
                  <text:p text:style-name="P8"/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2"><text:span text:style-name="Strong_20_Emphasis"><text:span text:style-name="T9">Task 4:</text:span></text:span></text:p>
                  <text:p text:style-name="P14"><text:span text:style-name="Strong_20_Emphasis"><text:span text:style-name="T20">Scarcity</text:span></text:span><text:span text:style-name="Strong_20_Emphasis"><text:span text:style-name="T13"> (3 pts)</text:span></text:span></text:p>
                  <text:p text:style-name="P29"><text:span text:style-name="Strong_20_Emphasis"><text:span text:style-name="T20">Allocation </text:span></text:span><text:span text:style-name="Strong_20_Emphasis"><text:span text:style-name="T21">Equality </text:span></text:span><text:span text:style-name="Strong_20_Emphasis"><text:span text:style-name="T13">(3 pts)</text:span></text:span></text:p>
                  <text:p text:style-name="P30"><text:span text:style-name="Strong_20_Emphasis"><text:span text:style-name="T21">Marketing Utility </text:span></text:span><text:span text:style-name="Strong_20_Emphasis"><text:span text:style-name="T13">(3 pts)</text:span></text:span></text:p>
                </table:table-cell>
                <table:table-cell table:style-name="Table1.A5" office:value-type="string">
                  <text:p text:style-name="P13"><text:span text:style-name="T6">T</text:span><text:span text:style-name="T13">hree</text:span><text:span text:style-name="T6"> </text:span><text:span text:style-name="T7">responses </text:span><text:span text:style-name="T6">are provided: </text:span><text:span text:style-name="T7">a</text:span><text:span text:style-name="T14">n </text:span><text:span text:style-name="T20">evaluation of economic scarcity</text:span><text:span text:style-name="T14">; </text:span><text:span text:style-name="T7">a</text:span><text:span text:style-name="T14">n </text:span><text:span text:style-name="T20">evaluation of economic equit</text:span><text:span text:style-name="T21">y;</text:span><text:span text:style-name="T14"> and </text:span><text:span text:style-name="T7">a</text:span><text:span text:style-name="T14">n </text:span><text:span text:style-name="T20">evaluation of </text:span><text:span text:style-name="T21">marketing utility</text:span><text:span text:style-name="T20"> </text:span></text:p>
                  <text:p text:style-name="P13"/>
                </table:table-cell>
                <table:table-cell table:style-name="Table1.A5" office:value-type="string">
                  <text:p text:style-name="P8"><text:span text:style-name="T6">Each of the </text:span><text:span text:style-name="T13">three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5" office:value-type="string">
                  <text:p text:style-name="P9">Each of the t<text:span text:style-name="T14">hree </text:span><text:s/><text:span text:style-name="T14">translation</text:span>s provides a sufficient amount of <text:span text:style-name="T14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9">Task </text:span></text:span><text:span text:style-name="Strong_20_Emphasis"><text:span text:style-name="T10">5</text:span></text:span><text:span text:style-name="Strong_20_Emphasis"><text:span text:style-name="T9">:</text:span></text:span></text:p>
                  <text:p text:style-name="P15"><text:span text:style-name="Strong_20_Emphasis"><text:span text:style-name="T15">Tenant Rights (3 pts)</text:span></text:span></text:p>
                  <text:p text:style-name="P15"><text:span text:style-name="Strong_20_Emphasis"><text:span text:style-name="T15">Landlord Rights (3 pts)</text:span></text:span></text:p>
                  <text:p text:style-name="P15"><text:span text:style-name="Strong_20_Emphasis"><text:span text:style-name="T15">Mexico vs US (3 pts)</text:span></text:span></text:p>
                  <text:p text:style-name="P12"><text:span text:style-name="Strong_20_Emphasis"/></text:p>
                </table:table-cell>
                <table:table-cell table:style-name="Table1.A1" office:value-type="string">
                  <text:p text:style-name="P7"><text:span text:style-name="T6">T</text:span><text:span text:style-name="T15">hree </text:span><text:span text:style-name="T7">responses </text:span><text:span text:style-name="T6">are provided: </text:span><text:span text:style-name="T10">an </text:span><text:span text:style-name="T7">account/</text:span><text:span text:style-name="T10">definition</text:span><text:span text:style-name="T7"> of </text:span><text:span text:style-name="T15">tenant’s rights; </text:span><text:span text:style-name="T9"><text:s/></text:span><text:span text:style-name="T10">an </text:span><text:span text:style-name="T7">account/</text:span><text:span text:style-name="T10">definition</text:span><text:span text:style-name="T7"> of </text:span><text:span text:style-name="T15">landlord’s rights; </text:span><text:span text:style-name="T7">and a</text:span><text:span text:style-name="T9">n </text:span><text:span text:style-name="T7">account/</text:span><text:span text:style-name="T15">critique</text:span><text:span text:style-name="T10"> </text:span><text:span text:style-name="T7">of </text:span><text:span text:style-name="T15">these rights in Mexico vs the US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8"><text:span text:style-name="T6">Each of the </text:span><text:span text:style-name="T13">three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1" office:value-type="string">
                  <text:p text:style-name="P9">Each of the t<text:span text:style-name="T15">hree</text:span> accounts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4:55:55.595274732</dc:date>
    <meta:editing-duration>PT3H24S</meta:editing-duration>
    <meta:editing-cycles>44</meta:editing-cycles>
    <meta:generator>LibreOffice/7.3.7.2$Linux_X86_64 LibreOffice_project/30$Build-2</meta:generator>
    <meta:document-statistic meta:table-count="1" meta:image-count="1" meta:object-count="0" meta:page-count="2" meta:paragraph-count="51" meta:word-count="376" meta:character-count="2426" meta:non-whitespace-character-count="2083"/>
  </office:meta>
</office:document-meta>
</file>